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ame of song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Healing Elements Metal 60 bpm Tai Chi and Meditation Music.mp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Natural Elements AIR.mp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aia Healing Earth s Frequency 7 83hz Music Schumann Resonance.mp3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ire Elemental.mp3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ontemporary Dance Choreography Momo Sanno.mp3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ong elements of nature.mp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9:16:00.795154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5:13:13.513538861</meta:creation-date>
    <dc:date>2018-02-14T19:16:25.340086365</dc:date>
    <meta:editing-duration>PT43M45S</meta:editing-duration>
    <meta:editing-cycles>4</meta:editing-cycles>
    <meta:generator>LibreOffice/5.1.6.2$Linux_X86_64 LibreOffice_project/10m0$Build-2</meta:generator>
    <meta:document-statistic meta:table-count="1" meta:cell-count="42" meta:object-count="0"/>
  </office:meta>
</office:document-meta>
</file>